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2">
      <style:paragraph-properties fo:line-height="15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change</text:p>
      <text:p text:style-name="P1"/>
      <text:p text:style-name="P1">Problems go wrong in a deep space exploration</text:p>
      <text:p text:style-name="P1">Prblems go wrong in a deep sea exploration</text:p>
      <text:p text:style-name="P1">^ is this not relatable?</text:p>
      <text:p text:style-name="P1"/>
      <text:p text:style-name="P1">Should it be more extreme real life situations</text:p>
      <text:p text:style-name="P1"/>
      <text:p text:style-name="P1">**working in the service industry**</text:p>
      <text:p text:style-name="P1"/>
      <text:p text:style-name="P1">Worker at McDiddlies</text:p>
      <text:p text:style-name="P1">Have to deal with unruly customers</text:p>
      <text:p text:style-name="P1">Higher up inspecting the store that day</text:p>
      <text:p text:style-name="P1">?score depends if you get a promotion or fired</text:p>
      <text:p text:style-name="P1">Have to deal with other bullshit coworker related problems</text:p>
      <text:p text:style-name="P1">?work at drive through or cashier</text:p>
      <text:list xml:id="list6699986433841619941" text:style-name="L1">
        <text:list-item>
          <text:list>
            <text:list-item>
              <text:p text:style-name="P2">could get moved from one spot to the other</text:p>
            </text:list-item>
          </text:list>
        </text:list-item>
      </text:list>
      <text:p text:style-name="P1">conflicting thoughts because you dont like the manager or another co worker</text:p>
      <text:list xml:id="list5664621777206452594" text:style-name="L2">
        <text:list-item>
          <text:list>
            <text:list-item>
              <text:p text:style-name="P3">you could get them fired along with your job that you don't necessarily need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f Myer</meta:initial-creator>
    <meta:creation-date>2015-04-01T21:14:27.08</meta:creation-date>
    <dc:date>2015-04-02T01:49:16.12</dc:date>
    <dc:creator>Leif Myer</dc:creator>
    <meta:editing-duration>PT1H57M1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13" meta:character-count="630"/>
  </office:meta>
</office:document-meta>
</file>